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5" style:family="table-row">
      <style:table-row-properties style:min-row-height="0.3146in"/>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P1" style:family="paragraph" style:parent-style-name="Table_20_Contents">
      <style:text-properties fo:font-weight="bold" officeooo:rsid="000c95a9" officeooo:paragraph-rsid="000c95a9" style:font-weight-asian="bold" style:font-weight-complex="bold"/>
    </style:style>
    <style:style style:name="P2" style:family="paragraph" style:parent-style-name="Table_20_Contents">
      <style:text-properties officeooo:rsid="000ca104" officeooo:paragraph-rsid="000ca104"/>
    </style:style>
    <style:style style:name="P3" style:family="paragraph" style:parent-style-name="Table_20_Contents">
      <style:text-properties officeooo:rsid="00114d92" officeooo:paragraph-rsid="00114d92"/>
    </style:style>
    <style:style style:name="P4" style:family="paragraph" style:parent-style-name="Text_20_body">
      <style:paragraph-properties fo:text-align="center" style:justify-single-word="false"/>
      <style:text-properties fo:font-size="14pt" officeooo:rsid="000c95a9" officeooo:paragraph-rsid="000c95a9" style:font-size-asian="12.25pt" style:font-size-complex="14pt"/>
    </style:style>
    <style:style style:name="P5" style:family="paragraph" style:parent-style-name="Text_20_body">
      <style:text-properties officeooo:rsid="00108560" officeooo:paragraph-rsid="00108560"/>
    </style:style>
    <style:style style:name="P6" style:family="paragraph" style:parent-style-name="Text_20_body">
      <style:text-properties officeooo:rsid="00114d92" officeooo:paragraph-rsid="00114d92"/>
    </style:style>
    <style:style style:name="P7" style:family="paragraph" style:parent-style-name="Text_20_body">
      <style:text-properties officeooo:rsid="00127597" officeooo:paragraph-rsid="00127597"/>
    </style:style>
    <style:style style:name="P8" style:family="paragraph" style:parent-style-name="Text_20_body">
      <style:text-properties style:text-underline-style="solid" style:text-underline-width="auto" style:text-underline-color="font-color" officeooo:rsid="00127597" officeooo:paragraph-rsid="00127597"/>
    </style:style>
    <style:style style:name="P9" style:family="paragraph" style:parent-style-name="Text_20_body">
      <style:text-properties style:text-underline-style="solid" style:text-underline-width="auto" style:text-underline-color="font-color" officeooo:rsid="00158de3" officeooo:paragraph-rsid="00158de3"/>
    </style:style>
    <style:style style:name="P10" style:family="paragraph" style:parent-style-name="Text_20_body">
      <style:text-properties officeooo:rsid="00158de3" officeooo:paragraph-rsid="00158de3"/>
    </style:style>
    <style:style style:name="P11" style:family="paragraph" style:parent-style-name="Text_20_body">
      <style:text-properties officeooo:rsid="0016e454" officeooo:paragraph-rsid="0016e454"/>
    </style:style>
    <style:style style:name="P12" style:family="paragraph" style:parent-style-name="Table_20_Contents">
      <style:text-properties officeooo:rsid="002233ea" officeooo:paragraph-rsid="002233ea"/>
    </style:style>
    <style:style style:name="P13" style:family="paragraph" style:parent-style-name="Table_20_Contents">
      <style:text-properties officeooo:rsid="00234869" officeooo:paragraph-rsid="00234869"/>
    </style:style>
    <style:style style:name="P14" style:family="paragraph" style:parent-style-name="Text_20_body">
      <style:text-properties style:text-underline-style="solid" style:text-underline-width="auto" style:text-underline-color="font-color" officeooo:rsid="001ac3a8" officeooo:paragraph-rsid="001ac3a8"/>
    </style:style>
    <style:style style:name="P15" style:family="paragraph" style:parent-style-name="Text_20_body">
      <style:text-properties style:text-underline-style="solid" style:text-underline-width="auto" style:text-underline-color="font-color" fo:font-weight="normal" officeooo:rsid="001ac3a8" officeooo:paragraph-rsid="001ac3a8" style:font-weight-asian="normal" style:font-weight-complex="normal"/>
    </style:style>
    <style:style style:name="P16" style:family="paragraph" style:parent-style-name="Text_20_body">
      <style:text-properties style:text-underline-style="solid" style:text-underline-width="auto" style:text-underline-color="font-color" officeooo:rsid="001d4ffa" officeooo:paragraph-rsid="001d4ffa"/>
    </style:style>
    <style:style style:name="P17" style:family="paragraph" style:parent-style-name="Text_20_body">
      <style:text-properties style:text-underline-style="solid" style:text-underline-width="auto" style:text-underline-color="font-color" officeooo:rsid="001f1a0f" officeooo:paragraph-rsid="001f1a0f"/>
    </style:style>
    <style:style style:name="P18" style:family="paragraph" style:parent-style-name="Text_20_body">
      <style:text-properties style:text-underline-style="solid" style:text-underline-width="auto" style:text-underline-color="font-color" officeooo:rsid="0020d731" officeooo:paragraph-rsid="0020d731"/>
    </style:style>
    <style:style style:name="P19" style:family="paragraph" style:parent-style-name="Text_20_body">
      <style:text-properties officeooo:rsid="0016e454" officeooo:paragraph-rsid="0016e454"/>
    </style:style>
    <style:style style:name="P20" style:family="paragraph" style:parent-style-name="Text_20_body">
      <style:text-properties style:text-underline-style="none" officeooo:rsid="001f1a0f" officeooo:paragraph-rsid="001f1a0f"/>
    </style:style>
    <style:style style:name="T1" style:family="text">
      <style:text-properties fo:font-size="15pt" fo:font-weight="bold" officeooo:rsid="000c95a9" style:font-size-asian="15pt" style:font-weight-asian="bold" style:font-size-complex="15pt" style:font-weight-complex="bold"/>
    </style:style>
    <style:style style:name="T2" style:family="text">
      <style:text-properties fo:font-size="12pt" fo:font-weight="bold" officeooo:rsid="000c95a9" style:font-size-asian="10.5pt" style:font-weight-asian="bold" style:font-size-complex="12pt" style:font-weight-complex="bold"/>
    </style:style>
    <style:style style:name="T3" style:family="text">
      <style:text-properties fo:font-size="14pt" style:font-size-asian="14pt" style:font-size-complex="14pt"/>
    </style:style>
    <style:style style:name="T4" style:family="text">
      <style:text-properties officeooo:rsid="000ca104"/>
    </style:style>
    <style:style style:name="T5" style:family="text">
      <style:text-properties officeooo:rsid="001ac3a8"/>
    </style:style>
    <style:style style:name="T6" style:family="text">
      <style:text-properties style:text-underline-style="none"/>
    </style:style>
    <style:style style:name="T7" style:family="text">
      <style:text-properties style:text-underline-style="none" officeooo:rsid="001b503b"/>
    </style:style>
    <style:style style:name="T8"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4">Μήτρα Denavit Hartenberg</text:p>
      <table:table table:name="Table1" table:style-name="Table1">
        <table:table-column table:style-name="Table1.A" table:number-columns-repeated="5"/>
        <table:table-row table:style-name="TableLine94814054905536">
          <table:table-cell table:style-name="Table1.A1" office:value-type="string">
            <text:p text:style-name="P1">Σύνδεσμος i</text:p>
          </table:table-cell>
          <table:table-cell table:style-name="Table1.A1" office:value-type="string">
            <text:p text:style-name="Table_20_Contents"><text:s/><text:span text:style-name="T1">a</text:span><text:span text:style-name="T2">i</text:span></text:p>
          </table:table-cell>
          <table:table-cell table:style-name="Table1.A1" office:value-type="string">
            <text:p text:style-name="P1"><text:span text:style-name="T3">α</text:span>i</text:p>
          </table:table-cell>
          <table:table-cell table:style-name="Table1.A1" office:value-type="string">
            <text:p text:style-name="P1">di</text:p>
          </table:table-cell>
          <table:table-cell table:style-name="Table1.E1" office:value-type="string">
            <text:p text:style-name="P1">θi</text:p>
          </table:table-cell>
        </table:table-row>
        <table:table-row table:style-name="TableLine94814054999696">
          <table:table-cell table:style-name="Table1.A2" office:value-type="string">
            <text:p text:style-name="P2">2</text:p>
          </table:table-cell>
          <table:table-cell table:style-name="Table1.A2" office:value-type="string">
            <text:p text:style-name="P2">0</text:p>
          </table:table-cell>
          <table:table-cell table:style-name="Table1.A2" office:value-type="string">
            <text:p text:style-name="P2">90</text:p>
          </table:table-cell>
          <table:table-cell table:style-name="Table1.A2" office:value-type="string">
            <text:p text:style-name="P2">l1</text:p>
          </table:table-cell>
          <table:table-cell table:style-name="Table1.E2" office:value-type="string">
            <text:p text:style-name="P2">q1</text:p>
          </table:table-cell>
        </table:table-row>
        <table:table-row table:style-name="TableLine94814055001376">
          <table:table-cell table:style-name="Table1.A2" office:value-type="string">
            <text:p text:style-name="P2">3</text:p>
          </table:table-cell>
          <table:table-cell table:style-name="Table1.A2" office:value-type="string">
            <text:p text:style-name="P12">l2</text:p>
          </table:table-cell>
          <table:table-cell table:style-name="Table1.A2" office:value-type="string">
            <text:p text:style-name="P2">0</text:p>
          </table:table-cell>
          <table:table-cell table:style-name="Table1.A2" office:value-type="string">
            <text:p text:style-name="P2">0</text:p>
          </table:table-cell>
          <table:table-cell table:style-name="Table1.E2" office:value-type="string">
            <text:p text:style-name="P2">q2</text:p>
          </table:table-cell>
        </table:table-row>
        <table:table-row table:style-name="TableLine94814055002352">
          <table:table-cell table:style-name="Table1.A2" office:value-type="string">
            <text:p text:style-name="P2">4</text:p>
          </table:table-cell>
          <table:table-cell table:style-name="Table1.A2" office:value-type="string">
            <text:p text:style-name="P12">l3</text:p>
          </table:table-cell>
          <table:table-cell table:style-name="Table1.A2" office:value-type="string">
            <text:p text:style-name="P2">0</text:p>
          </table:table-cell>
          <table:table-cell table:style-name="Table1.A2" office:value-type="string">
            <text:p text:style-name="P2">0</text:p>
          </table:table-cell>
          <table:table-cell table:style-name="Table1.E2" office:value-type="string">
            <text:p text:style-name="P2">q3</text:p>
          </table:table-cell>
        </table:table-row>
        <table:table-row table:style-name="Table1.5">
          <table:table-cell table:style-name="Table1.A2" office:value-type="string">
            <text:p text:style-name="P2">5</text:p>
          </table:table-cell>
          <table:table-cell table:style-name="Table1.A2" office:value-type="string">
            <text:p text:style-name="P2">0</text:p>
          </table:table-cell>
          <table:table-cell table:style-name="Table1.A2" office:value-type="string">
            <text:p text:style-name="Table_20_Contents">-<text:span text:style-name="T4">90</text:span></text:p>
          </table:table-cell>
          <table:table-cell table:style-name="Table1.A2" office:value-type="string">
            <text:p text:style-name="P13">l4</text:p>
          </table:table-cell>
          <table:table-cell table:style-name="Table1.E2" office:value-type="string">
            <text:p text:style-name="P2">q4</text:p>
          </table:table-cell>
        </table:table-row>
      </table:table>
      <table:table table:name="Table2" table:style-name="Table2">
        <table:table-column table:style-name="Table2.A" table:number-columns-repeated="5"/>
        <table:table-row table:style-name="TableLine94814061012608">
          <table:table-cell table:style-name="Table2.A1" office:value-type="string">
            <text:p text:style-name="P13">E </text:p>
          </table:table-cell>
          <table:table-cell table:style-name="Table2.A1" office:value-type="string">
            <text:p text:style-name="P13">0</text:p>
          </table:table-cell>
          <table:table-cell table:style-name="Table2.A1" office:value-type="string">
            <text:p text:style-name="P13">0</text:p>
          </table:table-cell>
          <table:table-cell table:style-name="Table2.A1" office:value-type="string">
            <text:p text:style-name="P13">l5</text:p>
          </table:table-cell>
          <table:table-cell table:style-name="Table2.E1" office:value-type="string">
            <text:p text:style-name="P13">q5</text:p>
          </table:table-cell>
        </table:table-row>
      </table:table>
      <text:p text:style-name="Text_20_body"/>
      <text:p text:style-name="Text_20_body"/>
      <text:p text:style-name="Text_20_body"/>
      <text:p text:style-name="Text_20_body"/>
      <text:p text:style-name="P5">Το ρομποτικό κύτταρο είναι διάταξη από ένα σύνολο μηχανισμών με πυρήνα ένα ρομποτικό χειριστή που συνεργάζονται για την επίτευξη ενός κοινού στόχου.Ο στόχος του πειράματος είναι η ταξινόμηση και εναπόθεση 6 αντικειμένων σε κατάλληλη θέση στην παλέτα ανάλογα με το υλικό και τις ιδιότητές του. Τα αντικείμενα είναι 2 πλαστικά, 2 μεταλλικά αφόρτιστα και 2 μεταλικά φορτισμένα.</text:p>
      <text:p text:style-name="P6">Επιμέρους εργαλεία:</text:p>
      <text:p text:style-name="P6">~Ρομποτικός χειριστής IR52C</text:p>
      <text:p text:style-name="P6">~Στοίβα</text:p>
      <text:p text:style-name="P6">~Παλέτα</text:p>
      <text:p text:style-name="P6">~Panic button</text:p>
      <text:p text:style-name="P6">~Compressor</text:p>
      <text:p text:style-name="P6"/>
      <text:p text:style-name="Table_20_Contents">Ο compressor παρέχει αέρα για τη λειτουργία κάποιων πνευματικών εμβόλων . Το panic button χρησιμεύει για να κόψει το ρεύμα σε περίπτωση που πάει κάτι στραβά.Προφανώς στη στοίβα μπαίνουνε τα 6 αντικείμενα, τα οποία θα τοποθετηθούν στη συνέχεια στην παλέτα.</text:p>
      <text:p text:style-name="Table_20_Contents"/>
      <text:p text:style-name="P3">Επιμέρους μηχανισμοί:</text:p>
      <text:p text:style-name="P3"/>
      <text:p text:style-name="P3">~Αισθητήρες:</text:p>
      <text:p text:style-name="P3"><text:tab/> A. Επαγωγικός → εντοπισμός μεταλλικού αντικειμένου</text:p>
      <text:p text:style-name="P3"><text:tab/>Β. Οπτικός → εντοπισμός αντικειμένου.</text:p>
      <text:p text:style-name="P3"><text:tab/>C. Χωρητικός(μίας πολικότητας) → εντοπισμός φορτισμένου αντικειμένου.</text:p>
      <text:p text:style-name="P3">~Ηλεκτροπνευματικά έμβολα:</text:p>
      <text:p text:style-name="P3"><text:tab/>1. Εξώθηση αντικειμένου από τη στοίβα.</text:p>
      <text:p text:style-name="P3"><text:tab/>2. Επικόλληση ετικέτας.</text:p>
      <text:p text:style-name="P6"/>
      <text:p text:style-name="P6"/>
      <text:p text:style-name="P7"><text:soft-page-break/>O επαγωγικός αισθητήρας βρίσκεται στο κάτω μέρος της στοίβας. Ο οπτικός αισθητήρας είναι πορτοκαλί και βρίσκεται αριστερά της στοίβας.Ο χωρητικός αισθητήρας είναι μονής πολικότητας και βρίσκεται πίσω από το ρομποτικό χειριστή.Το έμβολο 1 λειτουργεί με πίεση αέρα και σπρώχνει το αντικείμενο έξω από τη στοίβα.Το έμβολο 2 βρίσκεται αριστερά από το ρομποτικό χειριστή και χρησιμεύει στην επικόλληση ετικέτας.</text:p>
      <text:p text:style-name="P7"/>
      <text:p text:style-name="P8">Ρομποτικός χειριστής IR52C:</text:p>
      <text:p text:style-name="P7">~Bαθμοί ελευθερίας(DOFS):</text:p>
      <text:p text:style-name="P7"><text:tab/>→ 5 ανεξάρτητοι περιστροφικοί άξονες οδηγούμενοι από υψηλής απόδοσης σερβοκινητήρες</text:p>
      <text:p text:style-name="P7"><text:tab/>→ Πνευματική αρπαγή(gripper)</text:p>
      <text:p text:style-name="P7">~Έλεγχος θέσης μέσω αυξητικών κωδικοποιητών</text:p>
      <text:p text:style-name="P7">~Έλεγχος αυτοματοποίησης μέσω του προγραμματιστικού περιβάλλοντος PSI.</text:p>
      <text:p text:style-name="P7"/>
      <text:p text:style-name="P9">Συστήματα Συντεταγμένων:</text:p>
      <text:p text:style-name="P10">1.Παγκόσμιο(World): Σχετική μετατόπιση του end-effector στους άξονες xyz ενός σταθερού παγκόσμιου συστήματος συντεταγμένων.Διατήρηση του προσανατολισμού του end-effector</text:p>
      <text:p text:style-name="P10">2.Αξονικό(Axial):</text:p>
      <text:p text:style-name="P10"><text:tab/>~Απευθείας επενέργηση στους κινητήρες του βραχίονα(joint space)</text:p>
      <text:p text:style-name="P10"><text:tab/>~Σχετική μεταβολή της γωνίας στροφής της επιλεγμένης άρθρωσης</text:p>
      <text:p text:style-name="P10">3.Εργαλείου(Tool)</text:p>
      <text:p text:style-name="P10"><text:tab/>~Μετατόπισης-Σχετική μετατόπιση του end effector στο τοπικό σύστημα συντεταγμένων.</text:p>
      <text:p text:style-name="P10"><text:tab/>~Περιστροφής- Σχετική περιστροφή Roll-Pitch-Yaw(RPY) στο τοπικό Σύστημα Συντεταγμένων.</text:p>
      <text:p text:style-name="P10"/>
      <text:p text:style-name="P11">Στο παγκόσμιο σύστημα συντεταγμένων υπάρχει ένα σύστημα συντεταγμένων κάπου σταθερό στο χώρο.Μπορούμε να δώσουμε μία σχετική μετατόπιση xyz του τελικού στοιχείου δράσης ως προς αυτό το σύστημα συντεταγμένων.<text:span text:style-name="T5">Χρησιμοποιείται για μεγάλες κινήσεις.</text:span></text:p>
      <text:p text:style-name="P11"/>
      <text:p text:style-name="P11">Στο αξονικό σύστημα συντεταγμένων η μετατόπιση των γωνιών qi είναι σχετική.</text:p>
      <text:p text:style-name="P11"/>
      <text:p text:style-name="P11">Στο σύστημα συντεταγμένων του εργαλείου στη μετατόπιση έχουμε ότι είχαμε στο παγμόσμιο σύστημα συντεταγμένων με τη διαφορά ότι το σύστημα συντεταγμένων εδώ δεν είναι σταθερό κάπου στο χώρο αλλά είναι τοπικό στο τελικό στοιχείο δράσης.Η μετατόπιση είναι σχετική. To <text:s/>σύστημα συντεαγμένων σχετίζεται με το πού κοιτάει ο gripper.<text:span text:style-name="T5">Χρησιμοποιείται για fine tuning.</text:span></text:p>
      <text:p text:style-name="P11"/>
      <text:p text:style-name="P14"><text:soft-page-break/>Από τη διάταξη 2.1 στη διάταξη 2.2: <text:span text:style-name="T6"><text:s/>Παρατηρούμε ότι αλλάζει ο προσανατολισμός του τελικού στοιχείου δράσης, συνεπώς δε χρησιμοποιούμε ούτε το παγκόσμιο σύστημα συντεταγμένων, ούτε το σύστημα συντεταγμένων του εργαλείου.Μεταφέρουμε τις γωνίες q2,q3 και q4 ώστε να έχουν συνολικό άθροισμα 90 μοίρες.</text:span></text:p>
      <text:p text:style-name="P14"><text:span text:style-name="T6"/></text:p>
      <text:p text:style-name="P14">Aπό τη διάταξη 2.2 στη 2.3: <text:span text:style-name="T6">Και πάλι, λόγω του διαφορετικού προσανατολισμού του τελικού στοιχείου δράσης, χρησιμοποιούμε πάλι το αξονικό σύστημα. Και πάλι, μεταβάλλουμε τις γωνίες q3 και q4 έτσι ώστε αφενός να έρθει το σύστημα στην επιθυμητή θέση, και αφετέρου, να έχουν άθροισμα 90 μοίρες.</text:span><text:span text:style-name="T7">Mεταβάλλουμε την q1 έτσι ώστε το ρομπότ να έρθει πάνω από τη θέση παραλαβής.</text:span></text:p>
      <text:p text:style-name="P14"><text:span text:style-name="T6"/></text:p>
      <text:p text:style-name="P15">Από τη διάταξη 2.3 στην τελική διάταξη: <text:span text:style-name="T6"><text:s/>Eδώ απλά θέλουμε να μετακινήσουμε τον gripper προς τα κάτω.Διατηρείται ο προσανατολισμός.Μπορούμε να χρησιμοποιήσουμε και το παγκόσμιο σύστημα συντεταγμένων και το σύστημα συντεταγμένων του εργαλείου.Με το παγκόσμια σύστημα, για να μετακινηθεί το ρομπότ προς τα κάτω πρέπει να το μετακινήσουμε προς τα αρνητικά του z άξονα.Με το σύστημα συντεταγμένων του εργαλείου, πρέπει η εντολή που θα δώσουμε, </text:span><text:span text:style-name="T7">δεδομένου ότι ο gripper κοιτάει προς τα κάτω άρα και ο x άξονας, να είναι κίνηση προς τα θετικά του άξονα x.</text:span></text:p>
      <text:p text:style-name="P11"/>
      <text:p text:style-name="P11"/>
      <text:p text:style-name="P16"><text:span text:style-name="T8">Τροχιές(Line,Point to Point,Arc): </text:span><text:span text:style-name="T6">Χρησιμεύουν στο να επαναφέρουν το ρομπότ σε θέσεις που είναι ήδη γνωστές από προηγουμένως, χωρίς να χρειαστεί να το επαναπρογραμματίζουμε.</text:span></text:p>
      <text:p text:style-name="P16">Line:<text:span text:style-name="T6"> </text:span></text:p>
      <text:p text:style-name="P16"><text:span text:style-name="T6">Διαδικασία:</text:span></text:p>
      <text:p text:style-name="P16"><text:span text:style-name="T6">1.Εντοπισμός του ευθύγραμμου τμήματος που ενώνει τα δύο ακραία σημεία(αρχή-τέλος) στο task space.</text:span></text:p>
      <text:p text:style-name="P16"><text:span text:style-name="T6">2.Διαίρεση του ευθύγραμμου τμήματος σε πολλά διαδοχικά σημεία.</text:span></text:p>
      <text:p text:style-name="P16"><text:span text:style-name="T6">3.Επίλυση του ανάστροφου κ.μ. στο καθένα για τον υπολογισμό του κατάλληλου συνδυασμού επενεργήσεων στο joint space</text:span></text:p>
      <text:p text:style-name="P16"><text:span text:style-name="T6">4. Μεταβολή των γωνιών κάθε άρθρωσης για την προσέγγιση των διαδοχικών σημείων της τροχιάς.</text:span></text:p>
      <text:p text:style-name="P16"><text:span text:style-name="T6"/></text:p>
      <text:p text:style-name="P16"><text:span text:style-name="T6">Pros:Γνωστή τροχιά στο task space</text:span></text:p>
      <text:p text:style-name="P16"><text:span text:style-name="T6">Cons:Υψηλή υπολογιστική πολυπλοκότητα</text:span></text:p>
      <text:p text:style-name="P16"><text:span text:style-name="T6"/></text:p>
      <text:p text:style-name="P17">Point to point:</text:p>
      <text:p text:style-name="P20">Διαδικασία:</text:p>
      <text:p text:style-name="P20">1.Επίλυση του αναστροφου κινηματικού μοντέλου μόνο για τα δυο ακραία σημεία(αρχή-τέλος)</text:p>
      <text:p text:style-name="P20"><text:soft-page-break/>2.Μεταβολή των γωνιών κάθε άρθρωσης μεταξύ δύο ακραίων θέσεων,</text:p>
      <text:p text:style-name="P17"><text:span text:style-name="T6">Pros: Χαμηλή υπολογιστική πολυπλοκότητα</text:span></text:p>
      <text:p text:style-name="P17"><text:span text:style-name="T6">Cons: Άγνωστη τροχιά στο task space.</text:span></text:p>
      <text:p text:style-name="P17"><text:span text:style-name="T6"/></text:p>
      <text:p text:style-name="P18"><text:span text:style-name="T6">Για να ανεβούμε από τη θέση 3 στη θέση 2, επειδή υπάρχει κοντά στον gripper εμπόδιο είναι προτιμότερο να χρησιμοποιήσουμε line, διότι γνωρίζουμε τί τροχιά θα εκτελέσει το ρομπότ στο task space.</text:span></text:p>
      <text:p text:style-name="P18"><text:span text:style-name="T6"/></text:p>
      <text:p text:style-name="P18"><text:span text:style-name="T6">Για να μεταβούμε από τη θέση 2 στη θέση 1 είναι προτιμότερο να χρησιμοποιήσουμε point to point , διότι δέν υπάρχει εμπόδιο, οπότε ότι τροχιά και να ακολουθήσει δε θα πέσουμε κάπου πάνω.</text:span></text:p>
      <text:p text:style-name="P16"><text:span text:style-name="T6"/></text:p>
      <text:p text:style-name="P10"><text:tab/></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23:49:54.327418762</meta:creation-date>
    <meta:generator>LibreOffice/6.4.7.2$Linux_X86_64 LibreOffice_project/40$Build-2</meta:generator>
    <dc:date>2021-11-25T18:31:06.610445177</dc:date>
    <meta:editing-duration>PT23H23M26S</meta:editing-duration>
    <meta:editing-cycles>4</meta:editing-cycles>
    <meta:document-statistic meta:table-count="2" meta:image-count="0" meta:object-count="0" meta:page-count="4" meta:paragraph-count="86" meta:word-count="777" meta:character-count="5425" meta:non-whitespace-character-count="4714"/>
  </office:meta>
</office:document-meta>
</file>